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draw:connector draw:type="line" svg:x1="1.93303in" svg:y1="3.66181in" svg:x2="1.93303in" svg:y2="3.83681in" draw:z-index="251666432" draw:id="id0" draw:style-name="a0" draw:name="Straight Connector 5" text:anchor-type="paragraph"><svg:title/><svg:desc/></draw:connector><draw:connector draw:type="line" svg:x1="0.31944in" svg:y1="4.28681in" svg:x2="6.34444in" svg:y2="4.28681in" draw:z-index="251664384" draw:id="id1" draw:style-name="a1" draw:name="Straight Connector 4" text:anchor-type="paragraph"><svg:title/><svg:desc/></draw:connector><draw:connector draw:type="line" svg:x1="1.0375in" svg:y1="3.65764in" svg:x2="1.0375in" svg:y2="3.83264in" draw:z-index="251660288" draw:id="id2" draw:style-name="a2" draw:name="Straight Connector 3" text:anchor-type="paragraph"><svg:title/><svg:desc/></draw:connector><draw:connector draw:type="line" svg:x1="0.32847in" svg:y1="3.75139in" svg:x2="6.35347in" svg:y2="3.75139in" draw:z-index="251659264" draw:id="id3" draw:style-name="a3" draw:name="Straight Connector 2" text:anchor-type="paragraph"><svg:title/><svg:desc/></draw:connector><draw:frame draw:z-index="251662336" draw:id="id4" draw:style-name="a4" draw:name="Text Box 2" text:anchor-type="paragraph" svg:x="0.44131in" svg:y="3.79047in" svg:width="0.45347in" svg:height="0.325in" style:rel-width="scale" style:rel-height="scale"><draw:text-box><text:p text:style-name="P2">G</text:p><text:p text:style-name="Normal"/></draw:text-box><svg:title/><svg:desc/></draw:frame><draw:frame draw:z-index="251658240" draw:style-name="a5" draw:name="Picture 1" text:anchor-type="paragraph" svg:x="0in" svg:y="0.07292in" svg:width="8.27083in" svg:height="3.25347in" style:rel-width="scale" style:rel-height="scale"><draw:image xlink:href="media/image1.JP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zvan Linca</meta:initial-creator>
    <dc:creator>Razvan Linca</dc:creator>
    <meta:creation-date>2020-03-30T13:09:00Z</meta:creation-date>
    <dc:date>2020-03-30T13:16:00Z</dc:date>
    <meta:template xlink:href="Normal.dotm" xlink:type="simple"/>
    <meta:editing-cycles>1</meta:editing-cycles>
    <meta:editing-duration>PT360S</meta:editing-duration>
    <meta:document-statistic meta:page-count="1" meta:paragraph-count="1" meta:word-count="1" meta:character-count="6" meta:row-count="1" meta:non-whitespace-character-count="6"/>
  </office:meta>
</office:document-meta>
</file>